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a637a" officeooo:paragraph-rsid="000a637a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sans-serif" fo:font-size="22.5pt"/>
    </style:style>
    <style:style style:name="P4" style:family="paragraph" style:parent-style-name="Standard">
      <style:paragraph-properties fo:margin-top="0.302cm" fo:margin-bottom="0.302cm" loext:contextual-spacing="false" fo:text-align="center" style:justify-single-word="false"/>
      <style:text-properties style:font-name="sans-serif" fo:font-size="22.5pt" officeooo:paragraph-rsid="000a637a"/>
    </style:style>
    <style:style style:name="P5" style:family="paragraph" style:parent-style-name="Standard">
      <style:paragraph-properties fo:margin-top="0.402cm" fo:margin-bottom="0.402cm" loext:contextual-spacing="false" fo:text-align="center" style:justify-single-word="false"/>
      <style:text-properties style:font-name="sans-serif" fo:font-size="34.5pt"/>
    </style:style>
    <style:style style:name="P6" style:family="paragraph" style:parent-style-name="Standard" style:master-page-name="Index">
      <style:paragraph-properties fo:text-align="center" style:justify-single-word="false" style:page-number="auto"/>
      <style:text-properties style:font-name="sans-serif" fo:font-size="34.5pt" officeooo:rsid="000a637a" officeooo:paragraph-rsid="000a637a"/>
    </style:style>
    <style:style style:name="P7" style:family="paragraph" style:parent-style-name="Text_20_body">
      <style:text-properties officeooo:paragraph-rsid="000c56f3"/>
    </style:style>
    <style:style style:name="P8" style:family="paragraph" style:parent-style-name="Text_20_body">
      <style:text-properties officeooo:rsid="001436f1" officeooo:paragraph-rsid="001436f1"/>
    </style:style>
    <style:style style:name="P9" style:family="paragraph" style:parent-style-name="Text_20_body">
      <style:text-properties officeooo:paragraph-rsid="001436f1"/>
    </style:style>
    <style:style style:name="P10" style:family="paragraph" style:parent-style-name="Title" style:master-page-name="Standard">
      <style:paragraph-properties style:page-number="auto"/>
      <style:text-properties officeooo:paragraph-rsid="000c56f3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 style:master-page-name="">
      <style:paragraph-properties style:page-number="auto" fo:break-before="auto" fo:break-after="auto"/>
    </style:style>
    <style:style style:name="P13" style:family="paragraph" style:parent-style-name="Heading_20_1" style:master-page-name="Standard">
      <style:paragraph-properties fo:text-align="start" style:justify-single-word="false" style:page-number="auto"/>
    </style:style>
    <style:style style:name="P14" style:family="paragraph" style:parent-style-name="Text_20_body_20_indent">
      <style:paragraph-properties fo:margin-left="1.251cm" fo:margin-right="0cm" fo:text-indent="0cm" style:auto-text-indent="false"/>
      <style:text-properties officeooo:rsid="00110079" officeooo:paragraph-rsid="00110079"/>
    </style:style>
    <style:style style:name="P15" style:family="paragraph" style:parent-style-name="Text_20_body_20_indent">
      <style:paragraph-properties fo:margin-left="1.251cm" fo:margin-right="0cm" fo:text-indent="0cm" style:auto-text-indent="false"/>
      <style:text-properties officeooo:rsid="0012ead0" officeooo:paragraph-rsid="0012ead0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Heading" style:master-page-name="">
      <style:paragraph-properties style:page-number="auto" fo:break-before="auto" fo:break-after="auto"/>
    </style:style>
    <style:style style:name="P18" style:family="paragraph" style:parent-style-name="Heading_20_2">
      <style:text-properties officeooo:rsid="001436f1" officeooo:paragraph-rsid="001436f1"/>
    </style:style>
    <style:style style:name="T1" style:family="text">
      <style:text-properties style:font-name="sans-serif" fo:font-size="15pt"/>
    </style:style>
    <style:style style:name="T2" style:family="text">
      <style:text-properties style:font-name="sans-serif" fo:font-size="15pt" fo:font-weight="bold" style:font-weight-asian="bold" style:font-weight-complex="bold"/>
    </style:style>
    <style:style style:name="T3" style:family="text">
      <style:text-properties officeooo:rsid="000c56f3"/>
    </style:style>
    <style:style style:name="T4" style:family="text">
      <style:text-properties officeooo:rsid="0012ead0"/>
    </style:style>
    <style:style style:name="T5" style:family="text">
      <style:text-properties officeooo:rsid="001436f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áctica 2.</text:p>
      <text:p text:style-name="P5">Optimización Local de Soluciones</text:p>
      <text:p text:style-name="P4">Metaheurísticas – Grado de Ingeniería Informática</text:p>
      <text:p text:style-name="P3">Universidad de Córdoba</text:p>
      <text:p text:style-name="P2"><text:span text:style-name="T1">2015 / 2016</text:span></text:p>
      <text:p text:style-name="P2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/></text:p>
      <text:p text:style-name="P1"><text:span text:style-name="T2"/></text:p>
      <text:p text:style-name="P1"><text:span text:style-name="T2">Grupo</text:span><text:span text:style-name="T1">: NPGroup</text:span></text:p>
      <text:p text:style-name="P1"><text:span text:style-name="T1"/></text:p>
      <text:p text:style-name="P1"><text:span text:style-name="T2">Miembros</text:span><text:span text:style-name="T1">:</text:span></text:p>
      <text:p text:style-name="P1"><text:span text:style-name="T1"/></text:p>
      <text:p text:style-name="P1"><text:span text:style-name="T1">- Daniel Carmona Martínez</text:span></text:p>
      <text:p text:style-name="P1"><text:span text:style-name="T1">- Cristian García Jiménez</text:span></text:p>
      <text:p text:style-name="P1"><text:span text:style-name="T1">- Antonio Jesús Jiménez Urbano</text:span></text:p>
      <text:p text:style-name="P1"><text:span text:style-name="T1">- Guillermo Sugráñez Pérez</text:span></text:p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7"><text:soft-page-break/>Indice</text:p>
          </text:index-title>
          <text:p text:style-name="P16"><text:a xlink:type="simple" xlink:href="#__RefHeading___Toc107_1513093168" text:style-name="Index_20_Link" text:visited-style-name="Index_20_Link">Capítulo 1 - Codificación<text:tab/>4</text:a></text:p>
          <text:p text:style-name="P16"><text:a xlink:type="simple" xlink:href="#__RefHeading___Toc217_1513093168" text:style-name="Index_20_Link" text:visited-style-name="Index_20_Link">Capítulo 2 - Evaluación<text:tab/>5</text:a></text:p>
          <text:p text:style-name="P16"><text:a xlink:type="simple" xlink:href="#__RefHeading___Toc111_1513093168" text:style-name="Index_20_Link" text:visited-style-name="Index_20_Link">Capítulo 3 - Conclusiones<text:tab/>6</text:a></text:p>
        </text:index-body>
      </text:table-of-content>
      <text:p text:style-name="Text_20_body"/>
      <text:p text:style-name="P10"><text:span text:style-name="T3">Introducción</text:span></text:p>
      <text:p text:style-name="P14">En esta práctica se ha abordado nuevamente la resolución de los problemas de la mochila y el viajante de comercio (Vistos anteriormente en la práctica 1), pero siguiendo dos nuevas metaheurísticas <text:span text:style-name="T4">(primera mejora y mejor mejora)</text:span> con el objetivo de compa<text:span text:style-name="T4">rar diversas medidas de rendimiento (coste, fitness, tiempo)</text:span> <text:span text:style-name="T4">en función de las iteraciones realizadas.</text:span></text:p>
      <text:p text:style-name="P15">Este documento consta de tres secciones diferentes. Una primera sección d<text:span text:style-name="T5">o</text:span>nde se detallan los aspectos de la codificación de cada nueva metaheurística, <text:span text:style-name="T5">una segunda sección donde se evaluan las pruebas realizadas y una tercera sección donde se listan las conclusiones obtenidas a partir de dichas pruebas.</text:span></text:p>
      <text:h text:style-name="P13" text:outline-level="1"><text:bookmark-start text:name="__RefHeading___Toc107_1513093168"/>Codificación<text:bookmark-end text:name="__RefHeading___Toc107_1513093168"/></text:h>
      <text:h text:style-name="Heading_20_2" text:outline-level="2">Operador de vecindario.</text:h>
      <text:p text:style-name="P8"/>
      <text:h text:style-name="P18" text:outline-level="2">Primera mejora</text:h>
      <text:p text:style-name="P9"/>
      <text:h text:style-name="P18" text:outline-level="2">Mejor mejora</text:h>
      <text:h text:style-name="P11" text:outline-level="1"><text:bookmark-start text:name="__RefHeading___Toc217_1513093168"/>Evaluación<text:bookmark-end text:name="__RefHeading___Toc217_1513093168"/></text:h>
      <text:p text:style-name="P7"/>
      <text:h text:style-name="P12" text:outline-level="1"><text:bookmark-start text:name="__RefHeading___Toc111_1513093168"/>Conclusiones<text:bookmark-end text:name="__RefHeading___Toc111_1513093168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margin-top="0.42cm" fo:margin-bottom="1.21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76cm" fo:margin-right="0cm" fo:margin-top="0.42cm" fo:margin-bottom="1.21cm" loext:contextual-spacing="false" fo:text-indent="-0.76cm" style:auto-text-indent="false">
        <style:tab-stops/>
      </style:paragraph-properties>
      <style:text-properties fo:font-size="200%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7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Capítulo " style:num-suffix=" -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ada" style:page-layout-name="Mpm1"/>
    <style:master-page style:name="Sin_20_título1" style:display-name="Sin título1" style:page-layout-name="Mpm2"/>
    <style:master-page style:name="Sin_20_título2" style:display-name="Sin título2" style:page-layout-name="Mpm2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6:52:08.651469027</meta:creation-date>
    <dc:date>2016-03-30T18:32:04.688400210</dc:date>
    <meta:editing-duration>PT23M40S</meta:editing-duration>
    <meta:editing-cycles>4</meta:editing-cycles>
    <meta:generator>LibreOffice/5.0.3.2$Linux_X86_64 LibreOffice_project/00m0$Build-2</meta:generator>
    <meta:document-statistic meta:table-count="0" meta:image-count="0" meta:object-count="0" meta:page-count="5" meta:paragraph-count="24" meta:word-count="173" meta:character-count="1132" meta:non-whitespace-character-count="982"/>
  </office:meta>
</office:document-meta>
</file>